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ictIfPresen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tIfAbsent( Object key ,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RetrievalExceptio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RetrievalException.ValueRetrievalException( @ Nullable Object key , Callable &lt; ? &gt; loader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